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ANDAHUA, BAUTIS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9792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ERNANDEZ ANDAHUA, BAUTIS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979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BLASTOVET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142776</text:p>
          </table:table-cell>
          <table:table-cell table:style-name="Tabla2.A2" office:value-type="string">
            <text:p text:style-name="P7">8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20:47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